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600000088A6EB2021BF7D95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7cm" fo:margin-top="0cm" fo:margin-bottom="0cm" fo:break-before="auto" fo:break-after="auto" table:align="center"/>
    </style:style>
    <style:style style:name="Table1.A" style:family="table-column">
      <style:table-column-properties style:column-width="15.87cm"/>
    </style:style>
    <style:style style:name="Table1.1" style:family="table-row">
      <style:table-row-properties style:min-row-height="7.26cm"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2" style:family="table">
      <style:table-properties style:width="15.877cm" fo:margin-top="0cm" fo:margin-bottom="0cm" fo:break-before="auto" fo:break-after="auto" table:align="center"/>
    </style:style>
    <style:style style:name="Table2.A" style:family="table-column">
      <style:table-column-properties style:column-width="4.376cm"/>
    </style:style>
    <style:style style:name="Table2.B" style:family="table-column">
      <style:table-column-properties style:column-width="11.5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9cm" fo:padding-right="0.191cm" fo:padding-top="0cm" fo:padding-bottom="0cm" fo:border="0.5pt solid #000000"/>
    </style:style>
    <style:style style:name="Table3" style:family="table">
      <style:table-properties style:width="15.558cm" fo:margin-top="0cm" fo:margin-bottom="0cm" fo:break-before="auto" fo:break-after="auto" table:align="center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10.478cm"/>
    </style:style>
    <style:style style:name="Table3.1" style:family="table-row">
      <style:table-row-properties style:min-row-height="0.7cm" fo:keep-together="always"/>
    </style:style>
    <style:style style:name="Table3.A1" style:family="table-cell">
      <style:table-cell-properties style:vertical-align="middle" fo:padding-left="0.191cm" fo:padding-right="0.191cm" fo:padding-top="0cm" fo:padding-bottom="0cm" fo:border="0.75pt solid #000000"/>
    </style:style>
    <style:style style:name="Table3.2" style:family="table-row">
      <style:table-row-properties style:min-row-height="0.6cm" fo:keep-together="always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15.558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58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03cm" style:type="right"/>
        </style:tab-stops>
      </style:paragraph-properties>
    </style:style>
    <style:style style:name="P6" style:family="paragraph" style:parent-style-name="Standard">
      <loext:graphic-properties draw:fill="solid" draw:fill-color="#ffffcc"/>
      <style:paragraph-properties fo:margin-left="0cm" fo:margin-right="0cm" fo:margin-top="0.212cm" fo:margin-bottom="0.212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cc" fo:padding-left="0.141cm" fo:padding-right="0.141cm" fo:padding-top="0.212cm" fo:padding-bottom="0.212cm" fo:border="0.99pt solid #000000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lways"/>
    </style:style>
    <style:style style:name="P9" style:family="paragraph" style:parent-style-name="Standard">
      <style:paragraph-properties fo:margin-left="0cm" fo:margin-right="0cm" fo:margin-top="0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0cm" fo:margin-right="0cm" fo:margin-top="0.035cm" fo:margin-bottom="0.035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11" style:family="paragraph" style:parent-style-name="Standard">
      <loext:graphic-properties draw:fill="solid" draw:fill-color="#e0e0e0"/>
      <style:paragraph-properties fo:margin-left="1.588cm" fo:margin-right="0cm" fo:margin-top="0cm" fo:margin-bottom="0cm" style:contextual-spacing="false" fo:line-height="100%" fo:text-align="start" style:justify-single-word="false" fo:keep-together="auto" fo:orphans="2" fo:widows="2" fo:text-indent="-1.588cm" style:auto-text-indent="false" fo:break-before="auto" fo:break-after="auto" fo:background-color="#e0e0e0" fo:padding-left="0.141cm" fo:padding-right="0.141cm" fo:padding-top="0.035cm" fo:padding-bottom="0.035cm" fo:border="0.51pt solid #000000" fo:keep-with-next="auto"/>
    </style:style>
    <style:style style:name="P1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4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58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5.558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.25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.2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.212cm" fo:margin-bottom="0cm" style:contextual-spacing="false" fo:line-height="100%" fo:text-align="justify" style:justify-single-word="false" fo:keep-together="auto" fo:orphans="2" fo:widows="2" fo:text-indent="0.5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5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normal" style:font-name-asian="Arial1" style:font-size-asian="28pt" style:font-style-asian="normal" style:font-weight-asian="normal" style:font-name-complex="Arial1" style:font-size-complex="28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cm" fo:margin-right="0cm" fo:margin-top="0.035cm" fo:margin-bottom="0.035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30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Heading_20_1" style:list-style-name="WWNum1" style:master-page-name="Converted1">
      <style:paragraph-properties fo:margin-top="0.635cm" fo:margin-bottom="0.106cm" style:contextual-spacing="false" fo:line-height="100%" fo:text-align="justify" style:justify-single-word="false" style:page-number="auto" fo:break-before="page" fo:keep-with-next="always"/>
      <style:text-properties style:text-position="0% 100%"/>
    </style:style>
    <style:style style:name="P32" style:family="paragraph" style:parent-style-name="Heading_20_2" style:list-style-name="WWNum1">
      <style:paragraph-properties fo:margin-left="1.397cm" fo:margin-right="0cm" fo:margin-top="0.423cm" fo:margin-bottom="0.106cm" style:contextual-spacing="false" fo:line-height="100%" fo:text-align="justify" style:justify-single-word="false" fo:text-indent="-0.762cm" style:auto-text-indent="false" fo:keep-with-next="always"/>
      <style:text-properties style:text-position="0% 100%"/>
    </style:style>
    <style:style style:name="P33" style:family="paragraph" style:parent-style-name="Heading_20_2" style:list-style-name="WWNum1">
      <style:paragraph-properties fo:margin-left="1.397cm" fo:margin-right="0cm" fo:margin-top="0.423cm" fo:margin-bottom="0.106cm" style:contextual-spacing="false" fo:line-height="100%" fo:text-align="justify" style:justify-single-word="false" fo:text-indent="-0.762cm" style:auto-text-indent="false"/>
      <style:text-properties style:text-position="0% 100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35" style:family="paragraph" style:parent-style-name="Standard">
      <style:paragraph-properties fo:margin-left="0cm" fo:margin-right="0cm" fo:margin-top="0.035cm" fo:margin-bottom="0.035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7" style:family="paragraph" style:parent-style-name="Standard">
      <style:paragraph-properties fo:margin-left="0cm" fo:margin-right="0cm" fo:margin-top="0.212cm" fo:margin-bottom="0cm" style:contextual-spacing="false" fo:line-height="100%" fo:text-align="justify" style:justify-single-word="false" fo:keep-together="auto" fo:orphans="2" fo:widows="2" fo:text-indent="0.5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8" style:family="paragraph" style:parent-style-name="Standard" style:list-style-name="WWNum2">
      <style:paragraph-properties fo:margin-left="5.694cm" fo:margin-right="0cm" fo:margin-top="0cm" fo:margin-bottom="0.212cm" style:contextual-spacing="false" fo:line-height="10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9" style:family="paragraph" style:parent-style-name="Standard" style:list-style-name="WWNum3">
      <style:paragraph-properties fo:margin-left="5.44cm" fo:margin-right="0cm" fo:margin-top="0cm" fo:margin-bottom="0.212cm" style:contextual-spacing="false" fo:line-height="10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0" style:family="paragraph" style:parent-style-name="Standard" style:list-style-name="WWNum4">
      <style:paragraph-properties fo:margin-left="0.963cm" fo:margin-right="0cm" fo:margin-top="0.212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1" style:family="paragraph" style:parent-style-name="Standard">
      <style:paragraph-properties fo:margin-left="0cm" fo:margin-right="0cm" fo:margin-top="0.635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2" style:family="paragraph" style:parent-style-name="Standard">
      <style:paragraph-properties fo:margin-left="3.491cm" fo:margin-right="0cm" fo:margin-top="0.423cm" fo:margin-bottom="0.212cm" style:contextual-spacing="false" fo:line-height="100%" fo:text-align="justify" style:justify-single-word="false" fo:keep-together="auto" fo:orphans="2" fo:widows="2" fo:text-indent="-3.49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3" style:family="paragraph" style:parent-style-name="Standard">
      <style:paragraph-properties fo:margin-left="3.493cm" fo:margin-right="0cm" fo:margin-top="0cm" fo:margin-bottom="0.212cm" style:contextual-spacing="false" fo:line-height="100%" fo:text-align="justify" style:justify-single-word="false" fo:keep-together="auto" fo:orphans="2" fo:widows="2" fo:text-indent="-3.49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4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normal" style:font-name-asian="Arial1" style:font-size-asian="28pt" style:font-style-asian="normal" style:font-weight-asian="normal" style:font-name-complex="Arial1" style:font-size-complex="28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6" style:family="paragraph" style:parent-style-name="Standard" style:list-style-name="WWNum1">
      <style:paragraph-properties fo:margin-left="2.159cm" fo:margin-right="0cm" fo:margin-top="0.423cm" fo:margin-bottom="0cm" style:contextual-spacing="false" fo:line-height="100%" fo:text-align="justify" style:justify-single-word="false" fo:keep-together="auto" fo:orphans="2" fo:widows="2" fo:text-indent="-0.889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8" style:family="paragraph" style:parent-style-name="Standard" style:list-style-name="WWNum1">
      <style:paragraph-properties fo:margin-left="1.397cm" fo:margin-right="0cm" fo:margin-top="0.423cm" fo:margin-bottom="0.106cm" style:contextual-spacing="false" fo:line-height="100%" fo:text-align="justify" style:justify-single-word="false" fo:keep-together="auto" fo:orphans="2" fo:widows="2" fo:text-indent="-0.762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9" style:family="paragraph" style:parent-style-name="Standard">
      <style:paragraph-properties fo:margin-left="0cm" fo:margin-right="0cm" fo:margin-top="0.035cm" fo:margin-bottom="0.035cm" style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50" style:family="paragraph" style:parent-style-name="Standard">
      <style:paragraph-properties fo:margin-left="0cm" fo:margin-right="0cm" fo:margin-top="0.035cm" fo:margin-bottom="0.035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2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fo:font-size="15pt" style:font-size-asian="15pt" style:font-size-complex="15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54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left="0cm" fo:margin-right="0cm" fo:margin-top="0.035cm" fo:margin-bottom="0.035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.25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cm" fo:margin-right="0cm" fo:margin-top="0.035cm" fo:margin-bottom="0.035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rsid="00054401" officeooo:paragraph-rsid="0005440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054401" style:font-name-asian="Arial1" style:font-size-asian="8pt" style:font-style-asian="normal" style:font-weight-asian="normal" style:font-name-complex="Arial1" style:font-size-complex="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normal" style:font-name-asian="Arial1" style:font-size-asian="28pt" style:font-style-asian="normal" style:font-weight-asian="normal" style:font-name-complex="Arial1" style:font-size-complex="28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officeooo:rsid="00054401" style:font-name-asian="Times New Roman1" style:font-size-asian="16pt" style:font-style-asian="normal" style:font-weight-asian="normal" style:font-name-complex="Times New Roman1" style:font-size-complex="16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style:font-name="Arial" fo:font-size="8pt" style:font-name-asian="Arial1" style:font-size-asian="8pt" style:font-name-complex="Arial1" style:font-size-complex="8pt"/>
    </style:style>
    <style:style style:name="T16" style:family="text">
      <style:text-properties style:font-name="Arial" fo:font-size="28pt" style:font-name-asian="Arial1" style:font-size-asian="28pt" style:font-name-complex="Arial1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officeooo:rsid="00054401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24"/>
      <text:p text:style-name="P7"><text:span text:style-name="T6">PROJEKT I</text:span><text:span text:style-name="T16">NŻYNIERSKI</text:span></text:p>
      <text:p text:style-name="P51">Edytor graficzny systemów rozmytych dla języka Python</text:p>
      <text:p text:style-name="P52">ID projektu - 46300</text:p>
      <text:p text:style-name="P52">Promotor - dr inż. Jerzy Dembski</text:p>
      <text:p text:style-name="P18"/>
      <text:p text:style-name="P18"/>
      <text:p text:style-name="P18"/>
      <text:p text:style-name="P11"><text:span text:style-name="T17">Dokument nr</text:span><text:span text:style-name="T7"> &lt;</text:span><text:span text:style-name="T8">nr doc&gt;</text:span><text:span text:style-name="T17">:</text:span><text:span text:style-name="T7"> &lt;</text:span><text:span text:style-name="T8">nazwa doc&gt;</text:span></text:p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9">Streszczeni</text:span><text:span text:style-name="T18">e projektu:</text:span></text:p>
            <text:p text:style-name="P28"/>
            <text:p text:style-name="P29">Celem projektu jest tworzenie edytora graficznego systemu rozmytego z wykorzystaniem dowolnej biblioteki Pythona (np. pygame, opencv, opengl) pozwalającego na tworzenie i kształtowanie zbiorów rozmytych, definiowanie reguł rozmytych, wizualizację działania systemu dla zadanych wartości wejściowych oraz uczenie systemu na podstawie danych uczących metodą ANFIS wraz z przedstawieniem systemu w postaci wielowarstwowego modelu neuronowego do dalszego uczenia. System powinien pozwalać też na zapis i odczyt systemu rozmytego z pliku tekstowego, jak również przedstawienia go jako funkcji przetwarzającej dane wejściowe.</text:p>
            <text:p text:style-name="P29"/>
            <text:p text:style-name="P29">Streszczenie dokumentu:</text:p>
            <text:p text:style-name="P29"/>
            <text:p text:style-name="P54">&lt;<text:span text:style-name="T19">Tu wpisz streszczenie doc&gt;</text:span></text:p>
            <text:p text:style-name="P29"/>
          </table:table-cell>
        </table:table-row>
      </table:table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Wersja:</text:p>
          </table:table-cell>
          <table:table-cell table:style-name="Table2.A1" office:value-type="string">
            <text:p text:style-name="P55">1.0</text:p>
          </table:table-cell>
        </table:table-row>
        <table:table-row table:style-name="Table2.1">
          <table:table-cell table:style-name="Table2.A1" office:value-type="string">
            <text:p text:style-name="P35">Data wydania:</text:p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35">Redaktor:</text:p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35">Współautorzy:</text:p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35">Etap/zadanie:</text:p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35">Nazwa pliku:</text:p>
          </table:table-cell>
          <table:table-cell table:style-name="Table2.A1" office:value-type="string">
            <text:p text:style-name="P58"><text:span text:style-name="T18">Szablon.odt</text:span></text:p>
          </table:table-cell>
        </table:table-row>
        <table:table-row table:style-name="Table2.1">
          <table:table-cell table:style-name="Table2.A1" office:value-type="string">
            <text:p text:style-name="P35">Liczba stron:</text:p>
          </table:table-cell>
          <table:table-cell table:style-name="Table2.A1" office:value-type="string">
            <text:p text:style-name="P10"><text:page-count>3</text:page-count></text:p>
          </table:table-cell>
        </table:table-row>
      </table:table>
      <text:p text:style-name="P25"/>
      <text:p text:style-name="P45"><text:soft-page-break/>Historia zmian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6">Wersja</text:p>
          </table:table-cell>
          <table:table-cell table:style-name="Table3.A1" office:value-type="string">
            <text:p text:style-name="P36">Data</text:p>
          </table:table-cell>
          <table:table-cell table:style-name="Table3.A1" office:value-type="string">
            <text:p text:style-name="P36">Opis zmiany</text:p>
          </table:table-cell>
        </table:table-row>
        <table:table-row table:style-name="Table3.2"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6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</table:table>
      <text:p text:style-name="P26"><text:bookmark text:name="_gjdgxs"/></text:p>
      <text:p text:style-name="P26"/>
      <text:p text:style-name="P47">SPIS TREŚCI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30j0zll" text:style-name="Index_20_Link" text:visited-style-name="Index_20_Link"><text:span text:style-name="T5">1. Wstęp<text:tab/>3</text:span></text:a></text:p>
          <text:p text:style-name="P13"><text:a xlink:type="simple" xlink:href="#_4y6yr7pclswu" text:style-name="Index_20_Link" text:visited-style-name="Index_20_Link"><text:span text:style-name="T4">1.1. Cel dokumentu<text:tab/>3</text:span></text:a></text:p>
          <text:p text:style-name="P13"><text:a xlink:type="simple" xlink:href="#_2acjkg9zozc4" text:style-name="Index_20_Link" text:visited-style-name="Index_20_Link"><text:span text:style-name="T4">1.2. Zakres dokumentu<text:tab/>3</text:span></text:a></text:p>
          <text:p text:style-name="P13"><text:a xlink:type="simple" xlink:href="#_c3tv5f8ev6gh" text:style-name="Index_20_Link" text:visited-style-name="Index_20_Link"><text:span text:style-name="T4">1.3. Bibliografia<text:tab/>3</text:span></text:a></text:p>
        </text:index-body>
      </text:table-of-content>
      <text:p text:style-name="P30"><text:bookmark text:name="_o38rluyk8zak"/></text:p>
      <text:list xml:id="list577781483" text:style-name="WWNum1">
        <text:list-item>
          <text:p text:style-name="P31"><text:bookmark text:name="_30j0zll"/>Wstęp</text:p>
          <text:list>
            <text:list-item>
              <text:p text:style-name="P32"><text:bookmark text:name="_4y6yr7pclswu"/>Cel dokumentu</text:p>
            </text:list-item>
          </text:list>
        </text:list-item>
      </text:list>
      <text:p text:style-name="P21"><text:bookmark text:name="_1fob9te"/>Celem dokumentu jest…</text:p>
      <text:list xml:id="list102031318536" text:continue-numbering="true" text:style-name="WWNum1">
        <text:list-item>
          <text:list>
            <text:list-item>
              <text:p text:style-name="P33"><text:bookmark text:name="_2acjkg9zozc4"/>Zakres dokumentu</text:p>
            </text:list-item>
          </text:list>
        </text:list-item>
      </text:list>
      <text:p text:style-name="P21"><text:bookmark text:name="_3znysh7"/>W zakresie dokumentu lokuje się…</text:p>
      <text:list xml:id="list101226372749" text:continue-numbering="true" text:style-name="WWNum1">
        <text:list-item>
          <text:list>
            <text:list-item>
              <text:p text:style-name="P32"><text:bookmark text:name="_c3tv5f8ev6gh"/>Bibliografia<text:bookmark text:name="2et92p0"/></text:p>
            </text:list-item>
          </text:list>
        </text:list-item>
      </text:list>
      <text:p text:style-name="P42">[Nazwa1]<text:tab/>Opis 1<text:bookmark text:name="tyjcwt"/></text:p>
      <text:p text:style-name="P43">[Nazwa2]<text:tab/>Opis 2<text:bookmark text:name="3dy6vkm"/></text:p>
      <text:p text:style-name="P43"><text:bookmark text:name="_1t3h5sf"/>[Nazwa3]<text:tab/>Opis 3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l" fo:country="PL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6pt" fo:font-weight="bold"/>
    </style:style>
    <style:style style:name="ListLabel_20_2" style:display-name="ListLabel 2" style:family="text">
      <style:text-properties style:text-position="0% 100%" style:font-name="Arial" fo:font-family="Arial" style:font-family-generic="roman" style:font-pitch="variable" fo:font-size="18pt" fo:font-weight="bold" style:font-size-asian="18pt" style:font-size-complex="18pt"/>
    </style:style>
    <style:style style:name="ListLabel_20_3" style:display-name="ListLabel 3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000000" loext:opacity="100%"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fo:color="#000000" loext:opacity="100%" style:text-position="0% 100%"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fo:font-size="11pt" fo:font-weight="normal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="Times New Roman" fo:font-family="'Times New Roman'" style:font-family-generic="roman" style:font-pitch="variable" fo:font-size="11pt" fo:font-weight="normal" style:font-size-asian="11pt" style:font-size-complex="11pt"/>
    </style:style>
    <style:style style:name="ListLabel_20_30" style:display-name="ListLabel 3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'Times New Roman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3.95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MP3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15.558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58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58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5.503cm" style:type="right"/>
        </style:tab-stops>
      </style:paragraph-properties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15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10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>
        <style:tab-stops>
          <style:tab-stop style:position="2cm"/>
          <style:tab-stop style:position="15.503cm" style:type="right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M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5.558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2" style:family="text">
      <style:text-properties style:font-name="Arial" fo:font-size="11pt" style:font-name-asian="Arial1" style:font-size-asian="11pt" style:font-name-complex="Arial1" style:font-size-complex="11pt"/>
    </style:style>
    <style:style style:name="MT3" style:family="text">
      <style:text-properties style:font-name="Arial" fo:font-size="8pt" style:font-name-asian="Arial1" style:font-size-asian="8pt" style:font-name-complex="Arial1" style:font-size-complex="8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054401" style:font-name-asian="Arial1" style:font-size-asian="8pt" style:font-style-asian="normal" style:font-weight-asian="normal" style:font-name-complex="Arial1" style:font-size-complex="8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2cm" fo:margin-bottom="0.709cm" fo:margin-left="3.501cm" fo:margin-right="2cm" style:writing-mode="lr-tb" style:layout-grid-color="#c0c0c0" style:layout-grid-lines="247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51cm" fo:margin-left="0cm" fo:margin-right="0cm" fo:margin-bottom="1.85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02cm" fo:margin-bottom="2cm" fo:margin-left="3.501cm" fo:margin-right="2cm" style:writing-mode="lr-tb" style:layout-grid-color="#c0c0c0" style:layout-grid-lines="247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51cm" fo:margin-left="0cm" fo:margin-right="0cm" fo:margin-bottom="1.8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cm" fo:margin-left="3.501cm" fo:margin-right="2cm" style:writing-mode="lr-tb" style:layout-grid-color="#c0c0c0" style:layout-grid-lines="245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35cm" fo:margin-left="0cm" fo:margin-right="0cm" fo:margin-bottom="1.83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Politechnika Gdańska</text:span><draw:frame draw:style-name="Mfr1" draw:name="image2.png" text:anchor-type="char" svg:x="-0.609cm" svg:y="-0.37cm" svg:width="2.175cm" svg:height="1.99cm" draw:z-index="1"><draw:image xlink:href="Pictures/100000010000009600000088A6EB2021BF7D954E.png" xlink:type="simple" xlink:show="embed" xlink:actuate="onLoad" draw:mime-type="image/png"/></draw:frame></text:p>
        <text:p text:style-name="MP2"><text:tab/></text:p>
        <text:p text:style-name="MP2"><text:tab/>Wydział Elektroniki, Telekomunikacji i Informatyki</text:p>
        <text:p text:style-name="MP3"/>
      </style:header>
      <style:footer>
        <text:p text:style-name="MP4"><text:span text:style-name="MT3">Edytor graficzny systemów rozmytych dla języka Python</text:span><text:span text:style-name="MT4"><text:tab/><text:tab/>Dokument</text:span><text:span text:style-name="MT3"> nr</text:span><text:span text:style-name="MT4"> &lt;</text:span><text:span text:style-name="MT5">nr doc&gt;</text:span></text:p>
        <text:p text:style-name="MP5"><text:span text:style-name="MT4"><text:tab/><text:tab/>Strona </text:span><text:page-number text:select-page="current">2</text:page-number><text:span text:style-name="MT4">/</text:span><text:page-count>3</text:page-count></text:p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1" draw:name="image3.png" text:anchor-type="char" svg:x="0cm" svg:y="-0.423cm" svg:width="3.046cm" svg:height="2.76cm" draw:z-index="0"><draw:image xlink:href="Pictures/100000010000009600000088A6EB2021BF7D954E.png" xlink:type="simple" xlink:show="embed" xlink:actuate="onLoad" draw:mime-type="image/png"/></draw:frame></text:p>
        <text:p text:style-name="MP8"><text:span text:style-name="MT6"><text:tab/></text:span><text:span text:style-name="MT2">Politechnika Gdańska</text:span></text:p>
        <text:p text:style-name="MP8"><text:span text:style-name="MT6"><text:tab/><text:tab/>Wyd</text:span><text:span text:style-name="MT2">ział Elektroniki, Telekomunikacji i Informatyki</text:span></text:p>
        <text:p text:style-name="MP7"/>
        <text:p text:style-name="MP9"/>
      </style:header>
    </style:master-page>
    <style:master-page style:name="Converted1" style:page-layout-name="Mpm3" draw:style-name="Mdp1">
      <style:header>
        <text:p text:style-name="MP1"><text:span text:style-name="MT1"><text:tab/></text:span><text:span text:style-name="MT2">Politechnika Gdańska</text:span><draw:frame draw:style-name="Mfr1" draw:name="Obraz1" text:anchor-type="char" svg:x="-0.609cm" svg:y="-0.37cm" svg:width="2.175cm" svg:height="1.99cm" draw:z-index="2"><draw:image xlink:href="Pictures/100000010000009600000088A6EB2021BF7D954E.png" xlink:type="simple" xlink:show="embed" xlink:actuate="onLoad" draw:mime-type="image/png"/></draw:frame></text:p>
        <text:p text:style-name="MP2"><text:tab/></text:p>
        <text:p text:style-name="MP2"><text:tab/>Wydział Elektroniki, Telekomunikacji i Informatyki</text:p>
        <text:p text:style-name="MP10"/>
      </style:header>
      <style:footer>
        <text:p text:style-name="MP4"><text:span text:style-name="MT3">Edytor graficzny systemów rozmytych dla języka Python</text:span><text:span text:style-name="MT4"><text:tab/><text:tab/>Dokument</text:span><text:span text:style-name="MT3"> nr</text:span><text:span text:style-name="MT4"> &lt;</text:span><text:span text:style-name="MT5">nr doc&gt;</text:span></text:p>
        <text:p text:style-name="MP5"><text:span text:style-name="MT4"><text:tab/><text:tab/>Strona </text:span><text:page-number text:select-page="current">3</text:page-number><text:span text:style-name="MT4">/</text:span><text:page-count>3</text:page-count></text:p>
        <text:p text:style-name="MP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5-03-12T23:52:06.351000000</dc:date>
    <meta:editing-duration>PT2M36S</meta:editing-duration>
    <meta:editing-cycles>1</meta:editing-cycles>
    <meta:document-statistic meta:table-count="3" meta:image-count="3" meta:object-count="0" meta:page-count="3" meta:paragraph-count="49" meta:word-count="219" meta:character-count="1611" meta:non-whitespace-character-count="1428"/>
  </office:meta>
</office:document-meta>
</file>